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9000002DE451C6DFC7A09C0FB.png" manifest:media-type="image/png"/>
  <manifest:file-entry manifest:full-path="Pictures/10000001000002D9000002AC9E99616C6EA05A5C.png" manifest:media-type="image/png"/>
  <manifest:file-entry manifest:full-path="Pictures/10000001000002D900000290DAC8D499B4AA5BDE.png" manifest:media-type="image/png"/>
  <manifest:file-entry manifest:full-path="Pictures/10000001000002CE00000138B3E920AE3D52373B.png" manifest:media-type="image/png"/>
  <manifest:file-entry manifest:full-path="Pictures/10000001000002D9000002AC1CA9F4317341AB7E.png" manifest:media-type="image/png"/>
  <manifest:file-entry manifest:full-path="Pictures/10000001000002D7000002347736DA312EEF80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edd" officeooo:paragraph-rsid="00092edd"/>
    </style:style>
    <style:style style:name="P2" style:family="paragraph" style:parent-style-name="Standard">
      <style:text-properties officeooo:rsid="00092edd" officeooo:paragraph-rsid="00092edd"/>
    </style:style>
    <style:style style:name="P3" style:family="paragraph" style:parent-style-name="Standard">
      <style:text-properties officeooo:rsid="000a3127" officeooo:paragraph-rsid="000a31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1" text:anchor-type="char" svg:width="17cm" svg:height="13.189cm" draw:z-index="0"><draw:image xlink:href="Pictures/10000001000002D7000002347736DA312EEF803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1">2.</text:p>
      <text:p text:style-name="P1"><draw:frame draw:style-name="fr1" draw:name="Image2" text:anchor-type="char" svg:width="17cm" svg:height="7.387cm" draw:z-index="1"><draw:image xlink:href="Pictures/10000001000002CE00000138B3E920AE3D52373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><text:soft-page-break/>3.</text:p>
      <text:p text:style-name="P1"><draw:frame draw:style-name="fr1" draw:name="Image3" text:anchor-type="char" svg:width="17cm" svg:height="15.296cm" draw:z-index="2"><draw:image xlink:href="Pictures/10000001000002D900000290DAC8D499B4AA5BD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</text:p>
      <text:p text:style-name="P1"/>
      <text:p text:style-name="P1"/>
      <text:p text:style-name="P1"><draw:frame draw:style-name="fr2" draw:name="Image4" text:anchor-type="char" svg:width="17cm" svg:height="15.951cm" draw:z-index="3"><draw:image xlink:href="Pictures/10000001000002D9000002AC1CA9F4317341AB7E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5.</text:p>
      <text:p text:style-name="P3"/>
      <text:p text:style-name="P3"><draw:frame draw:style-name="fr1" draw:name="Image5" text:anchor-type="char" svg:width="17cm" svg:height="15.951cm" draw:z-index="4"><draw:image xlink:href="Pictures/10000001000002D9000002AC9E99616C6EA05A5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6.</text:p>
      <text:p text:style-name="P3"/>
      <text:p text:style-name="P3"><draw:frame draw:style-name="fr1" draw:name="Image6" text:anchor-type="char" svg:width="17cm" svg:height="17.117cm" draw:z-index="5"><draw:image xlink:href="Pictures/10000001000002D9000002DE451C6DFC7A09C0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16:19:53.914292039</meta:creation-date>
    <dc:date>2023-12-27T17:30:06.025568418</dc:date>
    <meta:editing-duration>PT2M44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5" meta:paragraph-count="11" meta:word-count="6" meta:character-count="97" meta:non-whitespace-character-count="12"/>
  </office:meta>
</office:document-meta>
</file>